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a3c04" officeooo:paragraph-rsid="000a3c0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normal" officeooo:rsid="000a3c04" officeooo:paragraph-rsid="000a3c04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a3c04" officeooo:paragraph-rsid="000a3c04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.</text:p>
      <text:p text:style-name="P1"/>
      <text:p text:style-name="P2">Introducción: </text:p>
      <text:p text:style-name="P3"/>
      <text:p text:style-name="P3"><text:tab/>Existen tres tipos de usuarios excluyentes en la aplicación, OFERTANTE, DEMANDANTE y ADMIN. Por falta de tiempo las funcionalidades de Admin no están <text:s/>implementadas. El usuario se puede registrar y loggear como Ofertante o como Admin.</text:p>
      <text:p text:style-name="P3"/>
      <text:p text:style-name="P3"/>
      <text:p text:style-name="P2">Ofertante:</text:p>
      <text:p text:style-name="P2"/>
      <text:p text:style-name="P3"><text:tab/>El ofertante puede gestionar sus propias ofertas y ver lista general de Demandas aplicando filtros por categorias.</text:p>
      <text:p text:style-name="P3"/>
      <text:p text:style-name="P2">Demandante:</text:p>
      <text:p text:style-name="P3"/>
      <text:p text:style-name="P3"><text:tab/>El demandante puede gestionar sus propias demandas y ver la lista general de Ofertas y Demandas y aplicar filtros por Categori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22:37:35.533860993</meta:creation-date>
    <dc:date>2024-06-02T22:42:50.559560882</dc:date>
    <meta:editing-duration>PT5M15S</meta:editing-duration>
    <meta:editing-cycles>1</meta:editing-cycles>
    <meta:document-statistic meta:table-count="0" meta:image-count="0" meta:object-count="0" meta:page-count="1" meta:paragraph-count="7" meta:word-count="80" meta:character-count="533" meta:non-whitespace-character-count="455"/>
    <meta:generator>LibreOffice/7.4.7.2$Linux_X86_64 LibreOffice_project/40$Build-2</meta:generator>
  </office:meta>
</office:document-meta>
</file>